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draw:fill="solid" draw:fill-color="#ff66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99ff66" draw:textarea-vertical-align="middle"/>
    </style:style>
    <style:style style:name="gr6" style:family="graphic" style:parent-style-name="standard">
      <style:graphic-properties draw:fill="solid" draw:fill-color="#66ff00" draw:textarea-vertical-align="middle"/>
    </style:style>
    <style:style style:name="gr7" style:family="graphic" style:parent-style-name="standard">
      <style:graphic-properties draw:fill="solid" draw:fill-color="#ff33ff" draw:textarea-vertical-align="middle"/>
    </style:style>
    <style:style style:name="gr8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87cm" svg:height="1.159cm" svg:x="2.8cm" svg:y="11.999cm">
          <text:p text:style-name="P1">Home</text:p>
        </draw:rect>
        <draw:rect draw:style-name="gr2" draw:text-style-name="P1" draw:layer="layout" svg:width="3.2cm" svg:height="1.11cm" svg:x="6.8cm" svg:y="18.446cm">
          <text:p text:style-name="P1"><text:s/>All Outfits</text:p>
        </draw:rect>
        <draw:rect draw:style-name="gr3" draw:text-style-name="P1" draw:layer="layout" svg:width="3.087cm" svg:height="1.159cm" svg:x="18.977cm" svg:y="13.688cm">
          <text:p text:style-name="P1">Profile</text:p>
        </draw:rect>
        <draw:line draw:style-name="gr4" draw:text-style-name="P1" draw:layer="layout" svg:x1="5.887cm" svg:y1="12.612cm" svg:x2="12.8cm" svg:y2="12.612cm">
          <text:p/>
        </draw:line>
        <draw:line draw:style-name="gr4" draw:text-style-name="P1" draw:layer="layout" svg:x1="12.8cm" svg:y1="12.577cm" svg:x2="12.8cm" svg:y2="13.6cm">
          <text:p/>
        </draw:line>
        <draw:line draw:style-name="gr4" draw:text-style-name="P1" draw:layer="layout" svg:x1="17.869cm" svg:y1="13.09cm" svg:x2="19.854cm" svg:y2="13.09cm">
          <text:p/>
        </draw:line>
        <draw:line draw:style-name="gr4" draw:text-style-name="P1" draw:layer="layout" svg:x1="20.147cm" svg:y1="13.133cm" svg:x2="20.147cm" svg:y2="13.748cm">
          <text:p/>
        </draw:line>
        <draw:line draw:style-name="gr4" draw:text-style-name="P1" draw:layer="layout" svg:x1="19.853cm" svg:y1="13.09cm" svg:x2="20.148cm" svg:y2="13.09cm">
          <text:p/>
        </draw:line>
        <draw:line draw:style-name="gr4" draw:text-style-name="P1" draw:layer="layout" svg:x1="2.8cm" svg:y1="13.158cm" svg:x2="2.8cm" svg:y2="25.54cm">
          <text:p/>
        </draw:line>
        <draw:line draw:style-name="gr4" draw:text-style-name="P1" draw:layer="layout" svg:x1="5.3cm" svg:y1="13.158cm" svg:x2="5.3cm" svg:y2="17.8cm">
          <text:p/>
        </draw:line>
        <draw:line draw:style-name="gr4" draw:text-style-name="P1" draw:layer="layout" svg:x1="5.3cm" svg:y1="17.8cm" svg:x2="20.227cm" svg:y2="17.86cm">
          <text:p/>
        </draw:line>
        <draw:line draw:style-name="gr4" draw:text-style-name="P1" draw:layer="layout" svg:x1="8.668cm" svg:y1="17.8cm" svg:x2="8.668cm" svg:y2="18.446cm">
          <text:p/>
        </draw:line>
        <draw:line draw:style-name="gr4" draw:text-style-name="P1" draw:layer="layout" svg:x1="13.297cm" svg:y1="17.914cm" svg:x2="13.297cm" svg:y2="18.435cm">
          <text:p/>
        </draw:line>
        <draw:rect draw:style-name="gr2" draw:text-style-name="P1" draw:layer="layout" svg:width="2.907cm" svg:height="1.11cm" svg:x="11.697cm" svg:y="18.473cm">
          <text:p text:style-name="P1">Men</text:p>
        </draw:rect>
        <draw:rect draw:style-name="gr2" draw:text-style-name="P1" draw:layer="layout" svg:width="2.905cm" svg:height="1.109cm" svg:x="16.801cm" svg:y="18.334cm">
          <text:p text:style-name="P1">Women</text:p>
        </draw:rect>
        <draw:rect draw:style-name="gr5" draw:text-style-name="P1" draw:layer="layout" svg:width="5.001cm" svg:height="1.159cm" svg:x="3.078cm" svg:y="26.141cm">
          <text:p text:style-name="P1">Terms &amp; Conditions</text:p>
        </draw:rect>
        <draw:line draw:style-name="gr4" draw:text-style-name="P1" draw:layer="layout" svg:x1="5.443cm" svg:y1="25.5cm" svg:x2="5.443cm" svg:y2="26.2cm">
          <text:p/>
        </draw:line>
        <draw:line draw:style-name="gr4" draw:text-style-name="P1" draw:layer="layout" svg:x1="10.813cm" svg:y1="25.5cm" svg:x2="10.813cm" svg:y2="26.123cm">
          <text:p/>
        </draw:line>
        <draw:rect draw:style-name="gr5" draw:text-style-name="P1" draw:layer="layout" svg:width="3.481cm" svg:height="1.16cm" svg:x="9.098cm" svg:y="26.116cm">
          <text:p text:style-name="P1">Privacy Policy</text:p>
        </draw:rect>
        <draw:rect draw:style-name="gr5" draw:text-style-name="P1" draw:layer="layout" svg:width="3.363cm" svg:height="1.16cm" svg:x="13.728cm" svg:y="26.04cm">
          <text:p text:style-name="P1">Social Media</text:p>
        </draw:rect>
        <draw:rect draw:style-name="gr6" draw:text-style-name="P2" draw:layer="layout" svg:width="8.1cm" svg:height="5.348cm" svg:x="29.2cm" svg:y="5.952cm">
          <text:p text:style-name="P2">Sitemap</text:p>
          <text:p text:style-name="P2">UPtrends</text:p>
          <text:p text:style-name="P2"/>
          <text:p text:style-name="P2">Lakshita</text:p>
          <text:p text:style-name="P2">Pui Ching Chung</text:p>
          <text:p text:style-name="P2">Lihang Yao</text:p>
          <text:p text:style-name="P2">Dhruval Viradiya</text:p>
        </draw:rect>
        <draw:rect draw:style-name="gr3" draw:text-style-name="P1" draw:layer="layout" svg:width="3.088cm" svg:height="1.159cm" svg:x="23.421cm" svg:y="13.731cm">
          <text:p text:style-name="P1">Login</text:p>
        </draw:rect>
        <draw:line draw:style-name="gr4" draw:text-style-name="P1" draw:layer="layout" svg:x1="17.87cm" svg:y1="13.09cm" svg:x2="12.8cm" svg:y2="13.09cm">
          <text:p/>
        </draw:line>
        <draw:line draw:style-name="gr4" draw:text-style-name="P1" draw:layer="layout" svg:x1="20.226cm" svg:y1="17.86cm" svg:x2="29.211cm" svg:y2="17.86cm">
          <text:p/>
        </draw:line>
        <draw:rect draw:style-name="gr7" draw:text-style-name="P1" draw:layer="layout" svg:width="3.386cm" svg:height="0.92cm" svg:x="12.547cm" svg:y="20.252cm">
          <text:p text:style-name="P1">Product List</text:p>
        </draw:rect>
        <draw:rect draw:style-name="gr7" draw:text-style-name="P1" draw:layer="layout" svg:width="3.115cm" svg:height="0.8cm" svg:x="12.544cm" svg:y="21.939cm">
          <text:p text:style-name="P1">Categories</text:p>
        </draw:rect>
        <draw:custom-shape draw:style-name="gr8" draw:text-style-name="P1" draw:layer="layout" svg:width="4.256cm" svg:height="1.105cm" draw:transform="skewX (0.0116937059883598) translate (12.45cm 23.547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672cm" svg:height="0.985cm" svg:x="23.8cm" svg:y="28cm">
          <text:p text:style-name="P1">Contact Form</text:p>
        </draw:rect>
        <draw:line draw:style-name="gr4" draw:text-style-name="P1" draw:layer="layout" svg:x1="11.979cm" svg:y1="19.583cm" svg:x2="11.979cm" svg:y2="24.173cm">
          <text:p/>
        </draw:line>
        <draw:rect draw:style-name="gr3" draw:text-style-name="P1" draw:layer="layout" svg:width="3.087cm" svg:height="1.159cm" svg:x="14.902cm" svg:y="13.688cm">
          <text:p text:style-name="P1">Register</text:p>
        </draw:rect>
        <draw:line draw:style-name="gr4" draw:text-style-name="P1" draw:layer="layout" svg:x1="20.119cm" svg:y1="13.086cm" svg:x2="32.807cm" svg:y2="13.086cm">
          <text:p/>
        </draw:line>
        <draw:line draw:style-name="gr4" draw:text-style-name="P1" draw:layer="layout" svg:x1="24.657cm" svg:y1="13.086cm" svg:x2="24.657cm" svg:y2="13.687cm">
          <text:p/>
        </draw:line>
        <draw:rect draw:style-name="gr3" draw:text-style-name="P1" draw:layer="layout" svg:width="3.088cm" svg:height="1.159cm" svg:x="27.496cm" svg:y="13.731cm">
          <text:p text:style-name="P1">Logout</text:p>
        </draw:rect>
        <draw:rect draw:style-name="gr3" draw:text-style-name="P1" draw:layer="layout" svg:width="3.088cm" svg:height="1.159cm" svg:x="31.325cm" svg:y="13.774cm">
          <text:p text:style-name="P1">Cart</text:p>
        </draw:rect>
        <draw:rect draw:style-name="gr2" draw:text-style-name="P1" draw:layer="layout" svg:width="2.906cm" svg:height="1.11cm" svg:x="22.643cm" svg:y="18.374cm">
          <text:p text:style-name="P1">Boys</text:p>
        </draw:rect>
        <draw:rect draw:style-name="gr7" draw:text-style-name="P1" draw:layer="layout" svg:width="3.387cm" svg:height="0.919cm" svg:x="17.788cm" svg:y="20.248cm">
          <text:p text:style-name="P1">Product List</text:p>
        </draw:rect>
        <draw:rect draw:style-name="gr7" draw:text-style-name="P1" draw:layer="layout" svg:width="3.114cm" svg:height="0.8cm" svg:x="17.701cm" svg:y="22.011cm">
          <text:p text:style-name="P1">Categories</text:p>
        </draw:rect>
        <draw:custom-shape draw:style-name="gr8" draw:text-style-name="P1" draw:layer="layout" svg:width="4.258cm" svg:height="1.105cm" draw:transform="skewX (0.0116937059883598) translate (23.948cm 23.549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386cm" svg:height="0.92cm" svg:x="23.718cm" svg:y="20.265cm">
          <text:p text:style-name="P1">Product List</text:p>
        </draw:rect>
        <draw:rect draw:style-name="gr7" draw:text-style-name="P1" draw:layer="layout" svg:width="3.115cm" svg:height="0.799cm" svg:x="23.916cm" svg:y="21.847cm">
          <text:p text:style-name="P1">Categories</text:p>
        </draw:rect>
        <draw:custom-shape draw:style-name="gr8" draw:text-style-name="P1" draw:layer="layout" svg:width="4.254cm" svg:height="1.105cm" draw:transform="skewX (0.0116937059883598) translate (17.452cm 23.595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1" draw:layer="layout" svg:x1="17.091cm" svg:y1="19.443cm" svg:x2="17.091cm" svg:y2="24.207cm">
          <text:p/>
        </draw:line>
        <draw:line draw:style-name="gr4" draw:text-style-name="P1" draw:layer="layout" svg:x1="17.091cm" svg:y1="20.675cm" svg:x2="17.789cm" svg:y2="20.675cm">
          <text:p/>
        </draw:line>
        <draw:line draw:style-name="gr4" draw:text-style-name="P1" draw:layer="layout" svg:x1="17.091cm" svg:y1="22.4cm" svg:x2="17.701cm" svg:y2="22.4cm">
          <text:p/>
        </draw:line>
        <draw:line draw:style-name="gr4" draw:text-style-name="P1" draw:layer="layout" svg:x1="17.091cm" svg:y1="24.124cm" svg:x2="17.527cm" svg:y2="24.124cm">
          <text:p/>
        </draw:line>
        <draw:line draw:style-name="gr4" draw:text-style-name="P1" draw:layer="layout" svg:x1="18.137cm" svg:y1="17.854cm" svg:x2="18.137cm" svg:y2="18.375cm">
          <text:p/>
        </draw:line>
        <draw:line draw:style-name="gr4" draw:text-style-name="P1" draw:layer="layout" svg:x1="24.066cm" svg:y1="17.8cm" svg:x2="24.066cm" svg:y2="18.321cm">
          <text:p/>
        </draw:line>
        <draw:line draw:style-name="gr4" draw:text-style-name="P1" draw:layer="layout" svg:x1="29.21cm" svg:y1="17.854cm" svg:x2="29.21cm" svg:y2="18.375cm">
          <text:p/>
        </draw:line>
        <draw:line draw:style-name="gr4" draw:text-style-name="P1" draw:layer="layout" svg:x1="28.786cm" svg:y1="13.154cm" svg:x2="28.786cm" svg:y2="13.755cm">
          <text:p/>
        </draw:line>
        <draw:line draw:style-name="gr4" draw:text-style-name="P1" draw:layer="layout" svg:x1="28.786cm" svg:y1="13.154cm" svg:x2="28.786cm" svg:y2="13.755cm">
          <text:p/>
        </draw:line>
        <draw:line draw:style-name="gr4" draw:text-style-name="P1" draw:layer="layout" svg:x1="32.787cm" svg:y1="13.052cm" svg:x2="32.787cm" svg:y2="13.773cm">
          <text:p/>
        </draw:line>
        <draw:line draw:style-name="gr4" draw:text-style-name="P1" draw:layer="layout" svg:x1="23.02cm" svg:y1="19.443cm" svg:x2="23.02cm" svg:y2="24.207cm">
          <text:p/>
        </draw:line>
        <draw:line draw:style-name="gr4" draw:text-style-name="P1" draw:layer="layout" svg:x1="23.02cm" svg:y1="20.757cm" svg:x2="23.718cm" svg:y2="20.757cm">
          <text:p/>
        </draw:line>
        <draw:line draw:style-name="gr4" draw:text-style-name="P1" draw:layer="layout" svg:x1="23.02cm" svg:y1="22.236cm" svg:x2="23.892cm" svg:y2="22.236cm">
          <text:p/>
        </draw:line>
        <draw:line draw:style-name="gr4" draw:text-style-name="P1" draw:layer="layout" svg:x1="23.02cm" svg:y1="24.124cm" svg:x2="23.805cm" svg:y2="24.124cm">
          <text:p/>
        </draw:line>
        <draw:rect draw:style-name="gr5" draw:text-style-name="P1" draw:layer="layout" svg:width="3.363cm" svg:height="1.16cm" svg:x="17.937cm" svg:y="25.94cm">
          <text:p text:style-name="P1">About</text:p>
        </draw:rect>
        <draw:line draw:style-name="gr4" draw:text-style-name="P1" draw:layer="layout" svg:x1="2.8cm" svg:y1="25.5cm" svg:x2="24.7cm" svg:y2="25.5cm">
          <text:p/>
        </draw:line>
        <draw:line draw:style-name="gr4" draw:text-style-name="P1" draw:layer="layout" svg:x1="15.1cm" svg:y1="25.555cm" svg:x2="15.1cm" svg:y2="26.1cm">
          <text:p/>
        </draw:line>
        <draw:line draw:style-name="gr4" draw:text-style-name="P1" draw:layer="layout" svg:x1="19.6cm" svg:y1="25.5cm" svg:x2="19.6cm" svg:y2="25.945cm">
          <text:p/>
        </draw:line>
        <draw:rect draw:style-name="gr3" draw:text-style-name="P1" draw:layer="layout" svg:width="3.087cm" svg:height="1.159cm" svg:x="11.3cm" svg:y="13.641cm">
          <text:p text:style-name="P1">Search</text:p>
        </draw:rect>
        <draw:rect draw:style-name="gr7" draw:text-style-name="P1" draw:layer="layout" svg:width="3.386cm" svg:height="0.92cm" svg:x="7.272cm" svg:y="20.384cm">
          <text:p text:style-name="P1">Product List</text:p>
        </draw:rect>
        <draw:rect draw:style-name="gr7" draw:text-style-name="P1" draw:layer="layout" svg:width="3.115cm" svg:height="0.8cm" svg:x="7.358cm" svg:y="21.939cm">
          <text:p text:style-name="P1">Categories</text:p>
        </draw:rect>
        <draw:custom-shape draw:style-name="gr8" draw:text-style-name="P1" draw:layer="layout" svg:width="4.334cm" svg:height="1.104cm" draw:transform="skewX (0.0116937059883598) translate (7.272cm 23.26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1" draw:layer="layout" svg:x1="11.885cm" svg:y1="20.73cm" svg:x2="12.544cm" svg:y2="20.73cm">
          <text:p/>
        </draw:line>
        <draw:line draw:style-name="gr4" draw:text-style-name="P1" draw:layer="layout" svg:x1="11.979cm" svg:y1="22.165cm" svg:x2="12.544cm" svg:y2="22.165cm">
          <text:p/>
        </draw:line>
        <draw:line draw:style-name="gr4" draw:text-style-name="P1" draw:layer="layout" svg:x1="11.979cm" svg:y1="24.077cm" svg:x2="12.261cm" svg:y2="24.077cm">
          <text:p/>
        </draw:line>
        <draw:line draw:style-name="gr4" draw:text-style-name="P1" draw:layer="layout" svg:x1="6.895cm" svg:y1="19.583cm" svg:x2="6.895cm" svg:y2="23.982cm">
          <text:p/>
        </draw:line>
        <draw:line draw:style-name="gr4" draw:text-style-name="P1" draw:layer="layout" svg:x1="6.895cm" svg:y1="20.921cm" svg:x2="7.366cm" svg:y2="20.921cm">
          <text:p/>
        </draw:line>
        <draw:line draw:style-name="gr4" draw:text-style-name="P1" draw:layer="layout" svg:x1="6.895cm" svg:y1="22.26cm" svg:x2="7.46cm" svg:y2="22.26cm">
          <text:p/>
        </draw:line>
        <draw:line draw:style-name="gr4" draw:text-style-name="P1" draw:layer="layout" svg:x1="6.989cm" svg:y1="23.886cm" svg:x2="7.271cm" svg:y2="23.886cm">
          <text:p/>
        </draw:line>
        <draw:line draw:style-name="gr4" draw:text-style-name="P1" draw:layer="layout" svg:x1="19.3cm" svg:y1="14.9cm" svg:x2="19.3cm" svg:y2="16cm">
          <text:p/>
        </draw:line>
        <draw:rect draw:style-name="gr7" draw:text-style-name="P1" draw:layer="layout" svg:width="3.386cm" svg:height="0.92cm" svg:x="19.714cm" svg:y="15.58cm">
          <text:p text:style-name="P1">User profile</text:p>
        </draw:rect>
        <draw:line draw:style-name="gr4" draw:text-style-name="P1" draw:layer="layout" svg:x1="19.3cm" svg:y1="16cm" svg:x2="19.7cm" svg:y2="16cm">
          <text:p/>
        </draw:line>
        <draw:rect draw:style-name="gr2" draw:text-style-name="P1" draw:layer="layout" svg:width="2.906cm" svg:height="1.11cm" svg:x="28.094cm" svg:y="18.4cm">
          <text:p text:style-name="P1">Girls</text:p>
        </draw:rect>
        <draw:rect draw:style-name="gr7" draw:text-style-name="P1" draw:layer="layout" svg:width="3.386cm" svg:height="0.92cm" svg:x="29.1cm" svg:y="20.3cm">
          <text:p text:style-name="P1">Product List</text:p>
        </draw:rect>
        <draw:rect draw:style-name="gr7" draw:text-style-name="P1" draw:layer="layout" svg:width="3.115cm" svg:height="0.799cm" svg:x="29.2cm" svg:y="21.8cm">
          <text:p text:style-name="P1">Categories</text:p>
        </draw:rect>
        <draw:rect draw:style-name="gr7" draw:text-style-name="P1" draw:layer="layout" svg:width="3.115cm" svg:height="0.799cm" svg:x="23.917cm" svg:y="21.848cm">
          <text:p text:style-name="P1">Categories</text:p>
        </draw:rect>
        <draw:custom-shape draw:style-name="gr8" draw:text-style-name="P1" draw:layer="layout" svg:width="4.494cm" svg:height="1.105cm" draw:transform="skewX (0.0116937059883598) translate (29.413cm 23.495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1" draw:layer="layout" svg:x1="28.6cm" svg:y1="19.5cm" svg:x2="28.6cm" svg:y2="24cm">
          <text:p/>
        </draw:line>
        <draw:line draw:style-name="gr4" draw:text-style-name="P1" draw:layer="layout" svg:x1="28.6cm" svg:y1="20.8cm" svg:x2="29.2cm" svg:y2="20.8cm">
          <text:p/>
        </draw:line>
        <draw:line draw:style-name="gr4" draw:text-style-name="P1" draw:layer="layout" svg:x1="28.6cm" svg:y1="22.2cm" svg:x2="29.2cm" svg:y2="22.2cm">
          <text:p/>
        </draw:line>
        <draw:line draw:style-name="gr4" draw:text-style-name="P1" draw:layer="layout" svg:x1="28.6cm" svg:y1="24cm" svg:x2="29.5cm" svg:y2="24cm">
          <text:p/>
        </draw:line>
        <draw:rect draw:style-name="gr5" draw:text-style-name="P1" draw:layer="layout" svg:width="3.363cm" svg:height="1.16cm" svg:x="22.737cm" svg:y="25.94cm">
          <text:p text:style-name="P1">Contact</text:p>
        </draw:rect>
        <draw:line draw:style-name="gr4" draw:text-style-name="P1" draw:layer="layout" svg:x1="23.1cm" svg:y1="27.1cm" svg:x2="23.1cm" svg:y2="28.4cm">
          <text:p/>
        </draw:line>
        <draw:line draw:style-name="gr4" draw:text-style-name="P1" draw:layer="layout" svg:x1="23.1cm" svg:y1="28.4cm" svg:x2="23.8cm" svg:y2="28.4cm">
          <text:p/>
        </draw:line>
        <draw:line draw:style-name="gr4" draw:text-style-name="P1" draw:layer="layout" svg:x1="24.7cm" svg:y1="25.455cm" svg:x2="24.7cm" svg:y2="2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2cm" fo:page-height="3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7T11:39:07.51</meta:creation-date>
    <dc:date>2022-07-15T12:15:22.23</dc:date>
    <meta:editing-duration>PT3H10M37S</meta:editing-duration>
    <meta:editing-cycles>21</meta:editing-cycles>
    <meta:generator>OpenOffice/4.1.10$Win32 OpenOffice.org_project/4110m2$Build-9807</meta:generator>
    <dc:creator>Lakshita </dc:creator>
    <meta:document-statistic meta:object-count="86"/>
  </office:meta>
</office:document-meta>
</file>